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984in"/>
    </style:style>
    <style:style style:name="co3" style:family="table-column">
      <style:table-column-properties fo:break-before="auto" style:column-width="1.2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ffff00"/>
      <style:text-properties fo:font-style="normal" style:font-style-asian="normal" style:font-style-complex="normal"/>
    </style:style>
    <style:style style:name="ce4" style:family="table-cell" style:parent-style-name="Default" style:data-style-name="N2">
      <style:text-properties fo:color="#808080"/>
    </style:style>
    <style:style style:name="ce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8" table:default-cell-style-name="ce1"/>
        <table:table-row table:style-name="ro1">
          <table:table-cell table:number-columns-repeated="63"/>
        </table:table-row>
        <table:table-row table:style-name="ro1">
          <table:table-cell/>
          <table:table-cell table:style-name="ce7" office:value-type="string" calcext:value-type="string">
            <text:p>Instructions: Change the yellow boxes to enter your grades. For “Homework” enter your semester average. Almost all engaged students will get 100% on the prelecture, so you should put 100 there</text:p>
          </table:table-cell>
          <table:table-cell table:style-name="Default" table:number-columns-repeated="6"/>
          <table:table-cell table:number-columns-repeated="55"/>
        </table:table-row>
        <table:table-row table:style-name="ro1">
          <table:table-cell/>
          <table:table-cell table:style-name="ce7" office:value-type="string" calcext:value-type="string">
            <text:p>unless you have missed a huge number of the prelectures. The program will automatically drop your lowest exam grade. You’ve got to drop your lowest homework on your own.</text:p>
          </table:table-cell>
          <table:table-cell table:style-name="Default" table:number-columns-repeated="6"/>
          <table:table-cell table:number-columns-repeated="55"/>
        </table:table-row>
        <table:table-row table:style-name="ro1">
          <table:table-cell/>
          <table:table-cell table:style-name="Default" table:number-columns-repeated="7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Your Grade</text:p>
          </table:table-cell>
          <table:table-cell table:style-name="ce2" office:value-type="string" calcext:value-type="string">
            <text:p>… out of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Points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Exam 1</text:p>
          </table:table-cell>
          <table:table-cell table:style-name="ce9" office:value-type="float" office:value="73" calcext:value-type="float">
            <text:p>73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4" table:formula="of:=100*[.C6]/[.D6]" office:value-type="float" office:value="73" calcext:value-type="float">
            <text:p>73.00</text:p>
          </table:table-cell>
          <table:table-cell table:style-name="ce4" table:formula="of:=15 - 15*(IF(AND([.E6]&lt;[.E$7];[.E6]&lt;[.E$8];[.E6]&lt;[.E$9]);1;0))" office:value-type="float" office:value="0" calcext:value-type="float">
            <text:p>0.00</text:p>
          </table:table-cell>
          <table:table-cell table:style-name="ce4" table:formula="of:=[.E6]*[.F6]/100" office:value-type="float" office:value="0" calcext:value-type="float">
            <text:p>0.0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Exam 2</text:p>
          </table:table-cell>
          <table:table-cell table:style-name="ce9" office:value-type="float" office:value="79" calcext:value-type="float">
            <text:p>79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4" table:formula="of:=100*[.C7]/[.D7]" office:value-type="float" office:value="79" calcext:value-type="float">
            <text:p>79.00</text:p>
          </table:table-cell>
          <table:table-cell table:style-name="ce4" table:formula="of:=15 - 15*(IF(AND([.E7]&lt;[.E$6];[.E7]&lt;[.E$8];[.E7]&lt;[.E$9]);1;0))" office:value-type="float" office:value="15" calcext:value-type="float">
            <text:p>15.00</text:p>
          </table:table-cell>
          <table:table-cell table:style-name="ce4" table:formula="of:=[.E7]*[.F7]/100" office:value-type="float" office:value="11.85" calcext:value-type="float">
            <text:p>11.85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Exam 3</text:p>
          </table:table-cell>
          <table:table-cell table:style-name="ce9" office:value-type="float" office:value="98" calcext:value-type="float">
            <text:p>98.00</text:p>
          </table:table-cell>
          <table:table-cell table:style-name="ce4" office:value-type="float" office:value="125" calcext:value-type="float">
            <text:p>125.00</text:p>
          </table:table-cell>
          <table:table-cell table:style-name="ce4" table:formula="of:=100*[.C8]/[.D8]" office:value-type="float" office:value="78.4" calcext:value-type="float">
            <text:p>78.40</text:p>
          </table:table-cell>
          <table:table-cell table:style-name="ce4" table:formula="of:=15 - 15*(IF(AND([.E8]&lt;=[.E$7];[.E8]&lt;=[.E$6];[.E8]&lt;=[.E$9]);1;0))" office:value-type="float" office:value="15" calcext:value-type="float">
            <text:p>15.00</text:p>
          </table:table-cell>
          <table:table-cell table:style-name="ce4" table:formula="of:=[.E8]*[.F8]/100" office:value-type="float" office:value="11.76" calcext:value-type="float">
            <text:p>11.76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Final (estimation)</text:p>
          </table:table-cell>
          <table:table-cell table:style-name="ce9" office:value-type="float" office:value="83" calcext:value-type="float">
            <text:p>83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4" table:formula="of:=100*[.C9]/[.D9]" office:value-type="float" office:value="83" calcext:value-type="float">
            <text:p>83.00</text:p>
          </table:table-cell>
          <table:table-cell table:style-name="ce4" table:formula="of:=30 - 15*(IF(AND([.E9]&lt;[.E$7];[.E9]&lt;[.E$8];[.E9]&lt;[.E$6]);1;0))" office:value-type="float" office:value="30" calcext:value-type="float">
            <text:p>30.00</text:p>
          </table:table-cell>
          <table:table-cell table:style-name="ce4" table:formula="of:=[.E9]*[.F9]/100" office:value-type="float" office:value="24.9" calcext:value-type="float">
            <text:p>24.9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Group Exam 1</text:p>
          </table:table-cell>
          <table:table-cell table:style-name="ce9" office:value-type="float" office:value="45" calcext:value-type="float">
            <text:p>45.00</text:p>
          </table:table-cell>
          <table:table-cell table:style-name="ce4" office:value-type="float" office:value="50" calcext:value-type="float">
            <text:p>50.00</text:p>
          </table:table-cell>
          <table:table-cell table:style-name="ce4" table:formula="of:=100*[.C10]/[.D10]" office:value-type="float" office:value="90" calcext:value-type="float">
            <text:p>90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[.E10]*[.F10]/100" office:value-type="float" office:value="4.5" calcext:value-type="float">
            <text:p>4.5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Group Exam 2</text:p>
          </table:table-cell>
          <table:table-cell table:style-name="ce9" office:value-type="float" office:value="37" calcext:value-type="float">
            <text:p>37.00</text:p>
          </table:table-cell>
          <table:table-cell table:style-name="ce4" office:value-type="float" office:value="50" calcext:value-type="float">
            <text:p>50.00</text:p>
          </table:table-cell>
          <table:table-cell table:style-name="ce4" table:formula="of:=100*[.C11]/[.D11]" office:value-type="float" office:value="74" calcext:value-type="float">
            <text:p>7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[.E11]*[.F11]/100" office:value-type="float" office:value="3.7" calcext:value-type="float">
            <text:p>3.7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Recitation Participation (estimation)</text:p>
          </table:table-cell>
          <table:table-cell table:style-name="ce9" office:value-type="float" office:value="90" calcext:value-type="float">
            <text:p>90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4" table:formula="of:=100*[.C12]/[.D12]" office:value-type="float" office:value="90" calcext:value-type="float">
            <text:p>90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[.E12]*[.F12]/100" office:value-type="float" office:value="9" calcext:value-type="float">
            <text:p>9.0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per (estimation)</text:p>
          </table:table-cell>
          <table:table-cell table:style-name="ce9" office:value-type="float" office:value="9" calcext:value-type="float">
            <text:p>9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100*[.C13]/[.D13]" office:value-type="float" office:value="90" calcext:value-type="float">
            <text:p>90.00</text:p>
          </table:table-cell>
          <table:table-cell table:style-name="ce4" office:value-type="float" office:value="15" calcext:value-type="float">
            <text:p>15.00</text:p>
          </table:table-cell>
          <table:table-cell table:style-name="ce4" table:formula="of:=[.E13]*[.F13]/100" office:value-type="float" office:value="13.5" calcext:value-type="float">
            <text:p>13.5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relecture (100% for almost all engaged students)</text:p>
          </table:table-cell>
          <table:table-cell table:style-name="ce9" office:value-type="float" office:value="100" calcext:value-type="float">
            <text:p>100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4" table:formula="of:=100*[.C14]/[.D14]" office:value-type="float" office:value="100" calcext:value-type="float">
            <text:p>100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table:formula="of:=[.E14]*[.F14]/100" office:value-type="float" office:value="5" calcext:value-type="float">
            <text:p>5.00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Homework (semester average)</text:p>
          </table:table-cell>
          <table:table-cell table:style-name="ce9" office:value-type="float" office:value="90" calcext:value-type="float">
            <text:p>90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4" table:formula="of:=100*[.C15]/[.D15]" office:value-type="float" office:value="90" calcext:value-type="float">
            <text:p>90.00</text:p>
          </table:table-cell>
          <table:table-cell table:style-name="ce4" office:value-type="float" office:value="25" calcext:value-type="float">
            <text:p>25.00</text:p>
          </table:table-cell>
          <table:table-cell table:style-name="ce4" table:formula="of:=[.E15]*[.F15]/100" office:value-type="float" office:value="22.5" calcext:value-type="float">
            <text:p>22.50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oints Available:</text:p>
          </table:table-cell>
          <table:table-cell table:formula="of:=SUM([.F6:.F15])" office:value-type="float" office:value="125" calcext:value-type="float">
            <text:p>125.0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" office:value-type="string" calcext:value-type="string">
            <text:p>Points Earned:</text:p>
          </table:table-cell>
          <table:table-cell table:formula="of:=SUM([.G6:.G15])" office:value-type="float" office:value="106.71" calcext:value-type="float">
            <text:p>106.71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7"/>
        </table:table-row>
        <table:table-row table:style-name="ro1">
          <table:table-cell table:number-columns-repeated="4"/>
          <table:table-cell table:style-name="ce2" office:value-type="string" calcext:value-type="string">
            <text:p>Percentage:</text:p>
          </table:table-cell>
          <table:table-cell table:formula="of:=[.F17]/[.F16] * 100" office:value-type="float" office:value="85.368" calcext:value-type="float">
            <text:p>85.37</text:p>
          </table:table-cell>
          <table:table-cell/>
          <table:table-cell table:style-name="ce2" office:value-type="string" calcext:value-type="string">
            <text:p>Grading scale:</text:p>
          </table:table-cell>
          <table:table-cell table:style-name="ce5" office:value-type="string" calcext:value-type="string">
            <text:p>88-100: A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80-88: A-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75-80: B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70-75: B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65-70: B-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62-65: C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58-62: C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55-58: C-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50-55: D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office:value-type="string" calcext:value-type="string">
            <text:p>0-50: F</text:p>
          </table:table-cell>
          <table:table-cell table:number-columns-repeated="54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1048545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9:55:13.341147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01T21:41:34.337000000</meta:creation-date>
    <dc:date>2020-04-28T11:02:37.141261580</dc:date>
    <meta:editing-duration>PT55M21S</meta:editing-duration>
    <meta:editing-cycles>6</meta:editing-cycles>
    <meta:generator>LibreOffice/6.3.5.2$Linux_X86_64 LibreOffice_project/30$Build-2</meta:generator>
    <meta:document-statistic meta:table-count="1" meta:cell-count="85" meta:object-count="0"/>
  </office:meta>
</office:document-meta>
</file>